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通讯">
      <style:graphic-properties draw:auto-grow-height="false" fo:min-height="0cm" fo:min-width="0cm" fo:wrap-option="no-wrap"/>
    </style:style>
    <style:style style:name="gr3" style:family="graphic" style:parent-style-name="连接线">
      <style:graphic-properties draw:textarea-horizontal-align="center" draw:textarea-vertical-align="middle"/>
    </style:style>
    <style:style style:name="gr4" style:family="graphic" style:parent-style-name="standard">
      <style:graphic-properties draw:textarea-horizontal-align="center" draw:textarea-vertical-align="middle"/>
    </style:style>
    <style:style style:name="P1" style:family="paragraph">
      <style:text-properties fo:font-size="12pt"/>
    </style:style>
    <style:style style:name="P2" style:family="paragraph">
      <style:paragraph-properties fo:text-align="center"/>
    </style:style>
    <style:style style:name="P3" style:family="paragraph">
      <style:paragraph-properties fo:text-align="center"/>
      <style:text-properties style:font-size-asian="12pt"/>
    </style:style>
    <style:style style:name="P4" style:family="paragraph">
      <style:text-properties style:font-size-asian="12pt"/>
    </style:style>
    <style:style style:name="P5" style:family="paragraph">
      <style:text-properties fo:font-size="17.5pt" style:font-size-asian="8.19999980926514pt"/>
    </style:style>
    <style:style style:name="T1" style:family="text">
      <style:text-properties fo:color="#ffffff" fo:font-size="12pt"/>
    </style:style>
    <style:style style:name="T2" style:family="text">
      <style:text-properties style:font-size-asian="12pt"/>
    </style:style>
    <style:style style:name="T3" style:family="text">
      <style:text-properties fo:font-size="17.5pt" style:font-size-asian="8.199999809265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rect draw:style-name="客户端" draw:text-style-name="P1" xml:id="id9" draw:id="id9" draw:layer="layout" svg:width="2.5cm" svg:height="1.5cm" svg:x="16cm" svg:y="7.5cm">
          <text:p><text:span text:style-name="T1">Sliverlight</text:span></text:p>
          <text:p><text:span text:style-name="T1">客户端</text:span></text:p>
        </draw:rect>
        <draw:custom-shape draw:style-name="gr1" draw:text-style-name="P3" xml:id="id1" draw:id="id1" draw:layer="layout" svg:width="2.001cm" svg:height="2.501cm" svg:x="2.999cm" svg:y="9.3cm">
          <text:p text:style-name="P2"><text:span text:style-name="T2">数据库</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应用服务器子系统" draw:text-style-name="P4" xml:id="id2" draw:id="id2" draw:layer="layout" svg:width="4cm" svg:height="1.5cm" svg:x="6cm" svg:y="9.8cm">
          <text:p><text:span text:style-name="T2">对象—关系</text:span></text:p>
          <text:p><text:span text:style-name="T2">映射</text:span></text:p>
        </draw:rect>
        <draw:rect draw:style-name="应用服务器子系统" draw:text-style-name="P4" xml:id="id3" draw:id="id3" draw:layer="layout" svg:width="4cm" svg:height="1.5cm" svg:x="5.999cm" svg:y="7.499cm">
          <text:p><text:span text:style-name="T2">运行环境</text:span></text:p>
        </draw:rect>
        <draw:custom-shape draw:style-name="gr2" draw:text-style-name="P5" xml:id="id8" draw:id="id8" draw:layer="layout" svg:width="4.001cm" svg:height="1.5cm" svg:x="11.1cm" svg:y="7.5cm">
          <text:p><text:span text:style-name="T3">RPC </text:span><text:span text:style-name="T3">通讯框架</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可拔插模块" draw:text-style-name="P4" xml:id="id7" draw:id="id7" draw:layer="layout" svg:width="2cm" svg:height="1cm" svg:x="3.9cm" svg:y="5.1cm">
          <text:p><text:span text:style-name="T2">向导</text:span></text:p>
        </draw:ellipse>
        <draw:ellipse draw:style-name="可拔插模块" draw:text-style-name="P4" xml:id="id4" draw:id="id4" draw:layer="layout" svg:width="2cm" svg:height="1cm" svg:x="5.999cm" svg:y="4.499cm">
          <text:p><text:span text:style-name="T2">工作流</text:span></text:p>
        </draw:ellipse>
        <draw:ellipse draw:style-name="可拔插模块" draw:text-style-name="P4" xml:id="id6" draw:id="id6" draw:layer="layout" svg:width="2.5cm" svg:height="1cm" svg:x="10.7cm" svg:y="5cm">
          <text:p><text:span text:style-name="T2">定时任务</text:span></text:p>
        </draw:ellipse>
        <draw:ellipse draw:style-name="可拔插模块" draw:text-style-name="P4" xml:id="id5" draw:id="id5" draw:layer="layout" svg:width="2cm" svg:height="1cm" svg:x="7.9cm" svg:y="5.3cm">
          <text:p><text:span text:style-name="T2">报表</text:span></text:p>
        </draw:ellipse>
        <draw:connector draw:style-name="gr3" draw:text-style-name="P2" draw:layer="layout" svg:x1="5cm" svg:y1="10.55cm" svg:x2="6cm" svg:y2="10.55cm" draw:start-shape="id1" draw:start-glue-point="1" draw:end-shape="id2" draw:end-glue-point="3" svg:d="m5000 10550h1000">
          <text:p/>
        </draw:connector>
        <draw:connector draw:style-name="gr3" draw:text-style-name="P2" draw:layer="layout" svg:x1="5.999cm" svg:y1="8.249cm" svg:x2="4cm" svg:y2="9.3cm" draw:start-shape="id3" draw:start-glue-point="3" draw:end-shape="id1" draw:end-glue-point="5" svg:d="m5999 8249h-1999v1051">
          <text:p/>
        </draw:connector>
        <draw:connector draw:style-name="gr3" draw:text-style-name="P2" draw:layer="layout" svg:x1="7.999cm" svg:y1="8.999cm" svg:x2="8cm" svg:y2="9.8cm" draw:start-shape="id3" draw:start-glue-point="2" draw:end-shape="id2" draw:end-glue-point="0" svg:d="m7999 8999v501h1v300">
          <text:p/>
        </draw:connector>
        <draw:connector draw:style-name="gr3" draw:text-style-name="P2" draw:layer="layout" draw:line-skew="0.35cm" svg:x1="6.999cm" svg:y1="5.499cm" svg:x2="7.999cm" svg:y2="7.499cm" draw:start-shape="id4" draw:end-shape="id3" svg:d="m6999 5499v1450h1000v550">
          <text:p/>
        </draw:connector>
        <draw:connector draw:style-name="gr3" draw:text-style-name="P2" draw:layer="layout" draw:line-skew="-0.15cm" svg:x1="8.9cm" svg:y1="6.3cm" svg:x2="7.999cm" svg:y2="7.499cm" draw:start-shape="id5" draw:start-glue-point="2" draw:end-shape="id3" draw:end-glue-point="0" svg:d="m8900 6300v550h-901v649">
          <text:p/>
        </draw:connector>
        <draw:connector draw:style-name="gr3" draw:text-style-name="P2" draw:layer="layout" svg:x1="11.95cm" svg:y1="6cm" svg:x2="7.999cm" svg:y2="7.499cm" draw:start-shape="id6" draw:start-glue-point="2" draw:end-shape="id3" draw:end-glue-point="0" svg:d="m11950 6000v850h-3951v649">
          <text:p/>
        </draw:connector>
        <draw:connector draw:style-name="gr3" draw:text-style-name="P2" draw:layer="layout" svg:x1="4.9cm" svg:y1="6.1cm" svg:x2="7.999cm" svg:y2="7.499cm" draw:start-shape="id7" draw:start-glue-point="2" draw:end-shape="id3" draw:end-glue-point="0" svg:d="m4900 6100v800h3099v599">
          <text:p/>
        </draw:connector>
        <draw:connector draw:style-name="gr4" draw:text-style-name="P2" draw:layer="layout" svg:x1="15.101cm" svg:y1="8.25cm" svg:x2="16cm" svg:y2="8.25cm" draw:start-shape="id8" draw:start-glue-point="1" draw:end-shape="id9" draw:end-glue-point="3" svg:d="m15101 8250h899">
          <text:p/>
        </draw:connector>
        <draw:connector draw:style-name="gr3" draw:text-style-name="P2" draw:layer="layout" svg:x1="9.999cm" svg:y1="8.249cm" svg:x2="11.1cm" svg:y2="8.25cm" draw:start-shape="id3" draw:start-glue-point="1" draw:end-shape="id8" draw:end-glue-point="3" svg:d="m9999 8249h650v1h4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00ae00"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微软雅黑" style:font-style-name-asian="标准" style:font-family-generic-asian="swiss" style:font-pitch-asian="variable" style:font-size-asian="12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连接线" style:family="graphic" style:parent-style-name="standard">
      <style:graphic-properties svg:stroke-width="0.02cm" svg:stroke-color="#333333" draw:marker-start-width="0.33cm" draw:marker-end-width="0.33cm" draw:fill-image-width="0cm" draw:fill-image-height="0cm"/>
      <style:text-properties fo:font-size="12pt" style:font-size-asian="12pt" style:font-size-complex="18pt"/>
    </style:style>
    <style:style style:name="应用服务器子系统" style:family="graphic" style:parent-style-name="standard">
      <style:graphic-properties draw:fill="solid" draw:fill-color="#660066" draw:fill-image-width="0cm" draw:fill-image-height="0cm" draw:textarea-horizontal-align="center" draw:textarea-vertical-align="middle" draw:shadow="visible" draw:shadow-offset-x="0.2cm" draw:shadow-offset-y="0.2cm" draw:shadow-color="#000000" draw:shadow-opacity="75%"/>
      <style:paragraph-properties fo:text-align="center"/>
      <style:text-properties fo:color="#ffffff" fo:font-size="12pt" style:font-size-asian="12pt" style:font-size-complex="18pt"/>
    </style:style>
    <style:style style:name="可拔插模块" style:family="graphic" style:parent-style-name="应用服务器子系统">
      <style:graphic-properties draw:fill-color="#ff3366"/>
    </style:style>
    <style:style style:name="通讯" style:family="graphic" style:parent-style-name="应用服务器子系统">
      <style:graphic-properties draw:fill-color="#0066cc"/>
    </style:style>
    <style:style style:name="客户端" style:family="graphic" style:parent-style-name="应用服务器子系统">
      <style:graphic-properties draw:fill-color="#198a8a"/>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1-21T23:17:52.29</dc:date>
    <meta:editing-duration>PT2M41S</meta:editing-duration>
    <meta:editing-cycles>2</meta:editing-cycles>
    <meta:generator>LibreOffice/3.4$Win32 LibreOffice_project/340m1$Build-12</meta:generator>
    <meta:document-statistic meta:object-count="18"/>
  </office:meta>
</office:document-meta>
</file>